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B0000001242E2E5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868in" fo:margin-left="0.7063in" table:align="left"/>
    </style:style>
    <style:style style:name="Table1.A" style:family="table-column">
      <style:table-column-properties style:column-width="0.9132in"/>
    </style:style>
    <style:style style:name="Table1.B" style:family="table-column">
      <style:table-column-properties style:column-width="5.0736in"/>
    </style:style>
    <style:style style:name="Table1.A1" style:family="table-cell">
      <style:table-cell-properties fo:padding="0in" fo:border="none"/>
    </style:style>
    <style:style style:name="P1" style:family="paragraph" style:parent-style-name="Standard">
      <style:paragraph-properties fo:margin-left="0in" fo:margin-right="0in" fo:widows="1" fo:text-indent="0in" style:auto-text-indent="false"/>
    </style:style>
    <style:style style:name="P2" style:family="paragraph" style:parent-style-name="Standard">
      <style:paragraph-properties fo:margin-left="0in" fo:margin-right="0in" fo:widows="1" fo:text-indent="0in" style:auto-text-indent="false"/>
      <style:text-properties fo:font-weight="bold" officeooo:rsid="0015191e" officeooo:paragraph-rsid="0015191e" style:font-weight-asian="bold" style:font-weight-complex="bold"/>
    </style:style>
    <style:style style:name="P3" style:family="paragraph" style:parent-style-name="Standard">
      <style:paragraph-properties fo:margin-left="0in" fo:margin-right="0in" fo:widows="1" fo:text-indent="0in" style:auto-text-indent="false"/>
      <style:text-properties fo:font-size="10pt" style:font-size-asian="10pt" style:font-size-complex="10pt"/>
    </style:style>
    <style:style style:name="P4" style:family="paragraph" style:parent-style-name="Text_20_body">
      <style:paragraph-properties fo:margin-left="0in" fo:margin-right="0in" style:line-height-at-least="0.2083in" fo:text-align="justify" style:justify-single-word="false" fo:widows="1" fo:text-indent="0in" style:auto-text-indent="false"/>
    </style:style>
    <style:style style:name="P5" style:family="paragraph" style:parent-style-name="Text_20_body">
      <style:paragraph-properties fo:margin-left="0in" fo:margin-right="0in" fo:widows="1" fo:text-indent="0in" style:auto-text-indent="false"/>
    </style:style>
    <style:style style:name="P6" style:family="paragraph" style:parent-style-name="Text_20_body" style:list-style-name="L2">
      <style:paragraph-properties fo:margin-left="0.3937in" fo:margin-right="0.3937in" style:line-height-at-least="0.2083in" fo:text-align="justify" style:justify-single-word="false" fo:widows="1" fo:text-indent="0in" style:auto-text-indent="false"/>
      <style:text-properties fo:font-variant="normal" fo:text-transform="none" fo:color="#000000" style:font-name="sans-serif" fo:font-size="12pt" fo:letter-spacing="normal" fo:font-style="normal" fo:font-weight="normal"/>
    </style:style>
    <style:style style:name="P7" style:family="paragraph" style:parent-style-name="Table_20_Heading">
      <style:paragraph-properties fo:text-align="start" style:justify-single-word="false"/>
    </style:style>
    <style:style style:name="P8" style:family="paragraph" style:parent-style-name="Quotations" style:list-style-name="L2">
      <style:paragraph-properties fo:margin-top="0.1043in" fo:margin-bottom="0.1043in" style:contextual-spacing="false" style:line-height-at-least="0.2083in" fo:text-align="center" style:justify-single-word="false" fo:widows="1"/>
    </style:style>
    <style:style style:name="P9" style:family="paragraph" style:parent-style-name="Table_20_Contents" style:list-style-name="L1">
      <style:paragraph-properties fo:margin-left="0in" fo:margin-right="0in" fo:margin-top="0in" fo:margin-bottom="0in" style:contextual-spacing="false" style:line-height-at-least="0.2083in" fo:text-align="justify" style:justify-single-word="false" fo:text-indent="0in" style:auto-text-indent="false"/>
    </style:style>
    <style:style style:name="T1" style:family="text">
      <style:text-properties fo:font-variant="normal" fo:text-transform="none" fo:color="#000000" style:font-name="sans-serif" fo:font-size="12pt" fo:letter-spacing="normal" fo:font-style="normal"/>
    </style:style>
    <style:style style:name="T2" style:family="text">
      <style:text-properties fo:font-variant="normal" fo:text-transform="none" fo:color="#000000" style:font-name="sans-serif" fo:font-size="12pt" fo:letter-spacing="normal" fo:font-style="normal" fo:font-weight="normal"/>
    </style:style>
    <style:style style:name="T3" style:family="text">
      <style:text-properties fo:font-variant="normal" fo:text-transform="none" fo:color="#000000" style:font-name="sans-serif" fo:font-size="12pt" fo:letter-spacing="normal" fo:font-style="normal" fo:background-color="#fbe54e" loext:char-shading-value="0"/>
    </style:style>
    <style:style style:name="T4" style:family="text">
      <style:text-properties fo:font-variant="normal" fo:text-transform="none" fo:color="#000000" style:font-name="sans-serif" fo:font-size="14pt" fo:letter-spacing="normal" fo:font-style="normal" fo:font-weight="normal"/>
    </style:style>
    <style:style style:name="T5" style:family="text">
      <style:text-properties fo:font-variant="normal" fo:text-transform="none" fo:color="#000000" style:font-name="sans-serif" fo:font-size="14pt" fo:letter-spacing="normal" fo:font-style="normal" fo:font-weight="normal" style:font-size-asian="10pt" style:font-size-complex="10pt" fo:padding="0in" fo:border="none"/>
    </style:style>
    <style:style style:name="T6" style:family="text">
      <style:text-properties fo:font-variant="normal" fo:text-transform="none" fo:color="#000000" style:font-name="sans-serif" fo:letter-spacing="normal" fo:font-style="normal"/>
    </style:style>
    <style:style style:name="T7" style:family="text">
      <style:text-properties fo:font-variant="normal" fo:text-transform="none" fo:color="#000000" style:font-name="sans-serif" fo:letter-spacing="normal" fo:font-style="normal" fo:font-weight="normal"/>
    </style:style>
    <style:style style:name="T8" style:family="text">
      <style:text-properties fo:font-variant="normal" fo:text-transform="none" fo:color="#000000" style:font-name="sans-serif" fo:letter-spacing="normal" fo:font-style="normal" fo:background-color="#fbe54e" loext:char-shading-value="0"/>
    </style:style>
    <style:style style:name="T9" style:family="text">
      <style:text-properties fo:font-variant="normal" fo:text-transform="none" fo:color="#000000" style:font-name="sans-serif" fo:font-size="10pt" fo:letter-spacing="normal" fo:font-style="normal" fo:font-weight="normal" style:font-size-asian="10pt" style:font-size-complex="10pt"/>
    </style:style>
    <style:style style:name="T10" style:family="text">
      <style:text-properties fo:font-variant="normal" fo:text-transform="none" fo:color="#000000" style:font-name="sans-serif" fo:font-size="10pt" fo:letter-spacing="normal" fo:font-style="normal" style:font-size-asian="10pt" style:font-size-complex="10pt"/>
    </style:style>
    <style:style style:name="T11" style:family="text">
      <style:text-properties fo:font-variant="normal" fo:text-transform="none" fo:color="#000000" style:font-name="sans-serif" fo:font-size="10pt" fo:letter-spacing="normal" fo:font-style="normal" fo:background-color="#fbe54e" loext:char-shading-value="0" style:font-size-asian="10pt" style:font-size-complex="10pt"/>
    </style:style>
    <style:style style:name="T12" style:family="text">
      <style:text-properties fo:font-variant="normal" fo:text-transform="none" fo:color="#000000" fo:letter-spacing="normal"/>
    </style:style>
    <style:style style:name="T13" style:family="text">
      <style:text-properties fo:font-variant="normal" fo:text-transform="none" fo:color="#003048" fo:letter-spacing="normal" fo:padding="0in" fo:border="none"/>
    </style:style>
    <style:style style:name="T14" style:family="text">
      <style:text-properties fo:font-variant="normal" fo:text-transform="none" fo:color="#003048" fo:letter-spacing="normal" fo:font-style="normal" fo:font-weight="bold" fo:background-color="#fbe54e" loext:char-shading-value="0" fo:padding="0in" fo:border="none"/>
    </style:style>
    <style:style style:name="T15" style:family="text">
      <style:text-properties fo:font-variant="normal" fo:text-transform="none" fo:color="#003048" fo:letter-spacing="normal" fo:font-style="normal" fo:font-weight="normal" fo:padding="0in" fo:border="none"/>
    </style:style>
    <style:style style:name="T16" style:family="text">
      <style:text-properties fo:font-variant="normal" fo:text-transform="none" fo:color="#003048" fo:font-size="10pt" fo:letter-spacing="normal" fo:font-style="normal" fo:font-weight="bold" fo:background-color="#fbe54e" loext:char-shading-value="0" style:font-size-asian="10pt" style:font-size-complex="10pt" fo:padding="0in" fo:border="none"/>
    </style:style>
    <style:style style:name="T17" style:family="text">
      <style:text-properties fo:font-variant="normal" fo:text-transform="none" fo:color="#003048" fo:font-size="10pt" fo:letter-spacing="normal" fo:font-style="normal" fo:font-weight="normal" style:font-size-asian="10pt" style:font-size-complex="10pt" fo:padding="0in" fo:border="none"/>
    </style:style>
    <style:style style:name="T18" style:family="text">
      <style:text-properties fo:font-variant="normal" fo:text-transform="none" fo:color="#003048" fo:font-size="10pt" fo:letter-spacing="normal" style:font-size-asian="10pt" style:font-size-complex="10pt" fo:padding="0in" fo:border="none"/>
    </style:style>
    <style:style style:name="T19" style:family="text">
      <style:text-properties fo:font-variant="normal" fo:text-transform="none" fo:color="#003048" style:font-name="sans-serif" fo:font-size="12pt" fo:letter-spacing="normal" fo:font-style="normal" fo:font-weight="normal" fo:background-color="#fbe54e" loext:char-shading-value="0" fo:padding="0in" fo:border="none"/>
    </style:style>
    <style:style style:name="T20" style:family="text">
      <style:text-properties fo:font-variant="normal" fo:text-transform="none" fo:color="#003048" style:font-name="sans-serif" fo:font-size="12pt" fo:letter-spacing="normal" fo:font-style="normal" fo:font-weight="normal" fo:padding="0in" fo:border="none"/>
    </style:style>
    <style:style style:name="T21" style:family="text">
      <style:text-properties fo:color="#003048" fo:padding="0in" fo: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C++</text:p>
      <text:p text:style-name="P1"/>
      <text:p text:style-name="P1"><text:span text:style-name="T9">double </text:span><text:span text:style-name="Teletype"><text:span text:style-name="T16">threshold</text:span></text:span><text:span text:style-name="T9">(InputArray </text:span><text:span text:style-name="Strong_20_Emphasis"><text:span text:style-name="T10">src</text:span></text:span><text:span text:style-name="T9">, OutputArray </text:span><text:span text:style-name="Strong_20_Emphasis"><text:span text:style-name="T10">dst</text:span></text:span><text:span text:style-name="T9">, double </text:span><text:span text:style-name="Strong_20_Emphasis"><text:span text:style-name="T10">thresh</text:span></text:span><text:span text:style-name="T9">, double </text:span><text:span text:style-name="Strong_20_Emphasis"><text:span text:style-name="T10">maxval</text:span></text:span><text:span text:style-name="T9">, int </text:span><text:span text:style-name="Strong_20_Emphasis"><text:span text:style-name="T10">type</text:span></text:span><text:span text:style-name="T9">)</text:span></text:p>
      <text:p text:style-name="P3"/>
      <text:p text:style-name="P1"><text:span text:style-name="T9">void </text:span><text:span text:style-name="Teletype"><text:span text:style-name="T16">GaussianBlur</text:span></text:span><text:span text:style-name="T9">(InputArray </text:span><text:span text:style-name="Strong_20_Emphasis"><text:span text:style-name="T10">src</text:span></text:span><text:span text:style-name="T9">, OutputArray </text:span><text:span text:style-name="Strong_20_Emphasis"><text:span text:style-name="T10">dst</text:span></text:span><text:span text:style-name="T9">, Size </text:span><text:span text:style-name="Strong_20_Emphasis"><text:span text:style-name="T10">ksize</text:span></text:span><text:span text:style-name="T9">, double </text:span><text:span text:style-name="Strong_20_Emphasis"><text:span text:style-name="T10">sigmaX</text:span></text:span><text:span text:style-name="T9">, double </text:span><text:span text:style-name="Strong_20_Emphasis"><text:span text:style-name="T10">sigmaY</text:span></text:span><text:span text:style-name="T9">=0, int </text:span><text:span text:style-name="Strong_20_Emphasis"><text:span text:style-name="T10">borderType</text:span></text:span><text:span text:style-name="T9">=BORDER_DEFAULT )</text:span></text:p>
      <text:p text:style-name="P3"/>
      <text:p text:style-name="P1"><text:span text:style-name="T9">void </text:span><text:span text:style-name="Teletype"><text:span text:style-name="T16">cvtColor</text:span></text:span><text:span text:style-name="T9">(InputArray </text:span><text:span text:style-name="Strong_20_Emphasis"><text:span text:style-name="T10">src</text:span></text:span><text:span text:style-name="T9">, OutputArray </text:span><text:span text:style-name="Strong_20_Emphasis"><text:span text:style-name="T10">dst</text:span></text:span><text:span text:style-name="T9">, int </text:span><text:span text:style-name="Strong_20_Emphasis"><text:span text:style-name="T10">code</text:span></text:span><text:span text:style-name="T9">, int </text:span><text:span text:style-name="Strong_20_Emphasis"><text:span text:style-name="T10">dstCn</text:span></text:span><text:span text:style-name="T9">=0 )</text:span></text:p>
      <text:p text:style-name="P3"/>
      <text:p text:style-name="P1"><text:span text:style-name="T9">void </text:span><text:span text:style-name="Teletype"><text:span text:style-name="T16">Scharr</text:span></text:span><text:span text:style-name="T9">(InputArray </text:span><text:span text:style-name="Strong_20_Emphasis"><text:span text:style-name="T10">src</text:span></text:span><text:span text:style-name="T9">, OutputArray </text:span><text:span text:style-name="Strong_20_Emphasis"><text:span text:style-name="T10">dst</text:span></text:span><text:span text:style-name="T9">, int </text:span><text:span text:style-name="Strong_20_Emphasis"><text:span text:style-name="T10">ddepth</text:span></text:span><text:span text:style-name="T9">, int </text:span><text:span text:style-name="Strong_20_Emphasis"><text:span text:style-name="T10">dx</text:span></text:span><text:span text:style-name="T9">, int </text:span><text:span text:style-name="Strong_20_Emphasis"><text:span text:style-name="T10">dy</text:span></text:span><text:span text:style-name="T9">, double </text:span><text:span text:style-name="Strong_20_Emphasis"><text:span text:style-name="T10">scale</text:span></text:span><text:span text:style-name="T9">=1, double </text:span><text:span text:style-name="Strong_20_Emphasis"><text:span text:style-name="T10">delta</text:span></text:span><text:span text:style-name="T9">=0, int </text:span><text:span text:style-name="Strong_20_Emphasis"><text:span text:style-name="T10">borderType</text:span></text:span><text:span text:style-name="T9">=BORDER_DEFAULT )</text:span></text:p>
      <text:p text:style-name="P3"/>
      <text:p text:style-name="P1"><text:span text:style-name="T9">void </text:span><text:span text:style-name="Teletype"><text:span text:style-name="T16">pow</text:span></text:span><text:span text:style-name="T9">(InputArray </text:span><text:span text:style-name="Strong_20_Emphasis"><text:span text:style-name="T10">src</text:span></text:span><text:span text:style-name="T9">, double </text:span><text:span text:style-name="Strong_20_Emphasis"><text:span text:style-name="T11">pow</text:span></text:span><text:span text:style-name="Strong_20_Emphasis"><text:span text:style-name="T10">er</text:span></text:span><text:span text:style-name="T9">, OutputArray </text:span><text:span text:style-name="Strong_20_Emphasis"><text:span text:style-name="T10">dst</text:span></text:span><text:span text:style-name="T9">)</text:span></text:p>
      <text:p text:style-name="P3"/>
      <text:p text:style-name="P1"><text:span text:style-name="T9">void </text:span><text:span text:style-name="Teletype"><text:span text:style-name="T16">sqrt</text:span></text:span><text:span text:style-name="T9">(InputArray </text:span><text:span text:style-name="Strong_20_Emphasis"><text:span text:style-name="T10">src</text:span></text:span><text:span text:style-name="T9">, OutputArray </text:span><text:span text:style-name="Strong_20_Emphasis"><text:span text:style-name="T10">dst</text:span></text:span><text:span text:style-name="T9">)</text:span></text:p>
      <text:p text:style-name="P3"/>
      <text:p text:style-name="P1"><text:span text:style-name="Teletype"><text:span text:style-name="T18"> </text:span></text:span><text:span text:style-name="T9">void </text:span><text:span text:style-name="Teletype"><text:span text:style-name="T17">Mat::</text:span></text:span><text:span text:style-name="Teletype"><text:span text:style-name="T16">convertTo</text:span></text:span><text:span text:style-name="T9">(OutputArray </text:span><text:span text:style-name="Strong_20_Emphasis"><text:span text:style-name="T10">m</text:span></text:span><text:span text:style-name="T9">, int </text:span><text:span text:style-name="Strong_20_Emphasis"><text:span text:style-name="T10">rtype</text:span></text:span><text:span text:style-name="T9">, double </text:span><text:span text:style-name="Strong_20_Emphasis"><text:span text:style-name="T10">alpha</text:span></text:span><text:span text:style-name="T9">=1, double </text:span><text:span text:style-name="Strong_20_Emphasis"><text:span text:style-name="T10">beta</text:span></text:span><text:span text:style-name="T9">=0 )</text:span><text:span text:style-name="Teletype"><text:span text:style-name="T18"> </text:span></text:span><text:span text:style-name="Teletype"><text:span text:style-name="T17">const</text:span></text:span></text:p>
      <text:p text:style-name="P1"/>
      <text:p text:style-name="P1"><text:span text:style-name="T2">int </text:span><text:span text:style-name="Teletype"><text:span text:style-name="T14">createTrackbar</text:span></text:span><text:span text:style-name="T4">(</text:span><text:span text:style-name="T2">const string&amp; </text:span><text:span text:style-name="Strong_20_Emphasis"><text:span text:style-name="T1">trackbarname</text:span></text:span><text:span text:style-name="T2">, const string&amp; </text:span><text:span text:style-name="Strong_20_Emphasis"><text:span text:style-name="T1">winname</text:span></text:span><text:span text:style-name="T2">, int* </text:span><text:span text:style-name="Strong_20_Emphasis"><text:span text:style-name="T1">value</text:span></text:span><text:span text:style-name="T2">, int </text:span><text:span text:style-name="Strong_20_Emphasis"><text:span text:style-name="T1">count</text:span></text:span><text:span text:style-name="T2">, TrackbarCallback </text:span><text:span text:style-name="Strong_20_Emphasis"><text:span text:style-name="T1">onChange</text:span></text:span><text:span text:style-name="T2">=0, void* </text:span><text:span text:style-name="Strong_20_Emphasis"><text:span text:style-name="T1">userdata</text:span></text:span><text:span text:style-name="T2">=0</text:span><text:span text:style-name="T4">)</text:span></text:p>
      <text:p text:style-name="P1"/>
      <table:table table:name="Table1" table:style-name="Table1">
        <table:table-column table:style-name="Table1.A"/>
        <table:table-column table:style-name="Table1.B"/>
        <table:table-row>
          <table:table-cell table:style-name="Table1.A1" office:value-type="string">
            <text:p text:style-name="P7">Parameters:</text:p>
          </table:table-cell>
          <table:table-cell table:style-name="Table1.A1" office:value-type="string">
            <text:list xml:id="list7317841484810577118" text:style-name="L1">
              <text:list-item>
                <text:p text:style-name="P9"><text:span text:style-name="Strong_20_Emphasis">trackbarname</text:span> – Name of the created trackbar.</text:p>
              </text:list-item>
              <text:list-item>
                <text:p text:style-name="P9"><text:span text:style-name="Strong_20_Emphasis">winname</text:span> – Name of the window that will be used as a parent of the created trackbar.</text:p>
              </text:list-item>
              <text:list-item>
                <text:p text:style-name="P9"><text:span text:style-name="Strong_20_Emphasis">value</text:span> – Optional pointer to an integer variable whose value reflects the position of the slider. Upon creation, the slider position is defined by this variable.</text:p>
              </text:list-item>
              <text:list-item>
                <text:p text:style-name="P9"><text:span text:style-name="Strong_20_Emphasis">count</text:span> – Maximal position of the slider. The minimal position is always 0.</text:p>
              </text:list-item>
              <text:list-item>
                <text:p text:style-name="P9"><text:span text:style-name="Strong_20_Emphasis">onChange</text:span> – Pointer to the function to be called every time the slider changes position. This function should be prototyped as <text:span text:style-name="Teletype"><text:span text:style-name="T21">voidFoo(int,void*);</text:span></text:span> , where the first parameter is the trackbar position and the second parameter is the user data (see the next parameter). If the callback is the NULL pointer, no callbacks are called, but only <text:span text:style-name="Teletype"><text:span text:style-name="T21">value</text:span></text:span> is updated.</text:p>
              </text:list-item>
              <text:list-item>
                <text:p text:style-name="P9"><text:span text:style-name="Strong_20_Emphasis">userdata</text:span> – User data that is passed as is to the callback. It can be used to handle trackbar events without using global variables.</text:p>
              </text:list-item>
            </text:list>
          </table:table-cell>
        </table:table-row>
      </table:table>
      <text:p text:style-name="P4"><text:span text:style-name="T2">The function </text:span><text:span text:style-name="Teletype"><text:span text:style-name="T19">createTrackbar</text:span></text:span><text:span text:style-name="T2"> creates a trackbar (a slider or range control) with the specified name and range, assigns a variable </text:span><text:span text:style-name="Teletype"><text:span text:style-name="T20">value</text:span></text:span><text:span text:style-name="T2"> to be a position synchronized with the trackbar and specifies the callback function </text:span><text:span text:style-name="Teletype"><text:span text:style-name="T20">onChange</text:span></text:span><text:span text:style-name="T2"> to be called on the trackbar position change. The created trackbar is displayed in the specified window </text:span><text:span text:style-name="Teletype"><text:span text:style-name="T20">winname</text:span></text:span><text:span text:style-name="T2">.</text:span></text:p>
      <text:p text:style-name="P1"/>
      <text:p text:style-name="P5"><text:span text:style-name="T2">void </text:span><text:span text:style-name="Teletype"><text:span text:style-name="T14">inRange</text:span></text:span><text:span text:style-name="T4">(</text:span><text:span text:style-name="T2">InputArray </text:span><text:span text:style-name="Strong_20_Emphasis"><text:span text:style-name="T1">src</text:span></text:span><text:span text:style-name="T2">, InputArray </text:span><text:span text:style-name="Strong_20_Emphasis"><text:span text:style-name="T1">lowerb</text:span></text:span><text:span text:style-name="T2">, InputArray </text:span><text:span text:style-name="Strong_20_Emphasis"><text:span text:style-name="T1">upperb</text:span></text:span><text:span text:style-name="T2">, OutputArray </text:span><text:span text:style-name="Strong_20_Emphasis"><text:span text:style-name="T1">dst</text:span></text:span><text:span text:style-name="T4">)</text:span></text:p>
      <text:p text:style-name="P5">The function checks the range as follows:</text:p>
      <text:list xml:id="list7730251913447358793" text:style-name="L2">
        <text:list-item>
          <text:p text:style-name="P6">For every element of a single-channel input array:</text:p>
          <text:p text:style-name="P8"><text:span text:style-name="T12"><draw:frame draw:style-name="fr1" draw:name="Image1" text:anchor-type="as-char" svg:width="3.628in" svg:height="0.3929in" draw:z-index="0"><draw:image xlink:href="Pictures/100000000000015B0000001242E2E5CD.png" xlink:type="simple" xlink:show="embed" xlink:actuate="onLoad"/></draw:frame></text:span></text:p>
        </text:list-item>
      </text:list>
      <text:p text:style-name="P1"><text:soft-page-break/><text:span text:style-name="Teletype"><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26:04.862184701</meta:creation-date>
    <dc:date>2015-05-01T23:15:32.011248432</dc:date>
    <meta:editing-duration>PT5H42M41S</meta:editing-duration>
    <meta:editing-cycles>8</meta:editing-cycles>
    <meta:generator>LibreOffice/4.2.7.2$Linux_X86_64 LibreOffice_project/420m0$Build-2</meta:generator>
    <meta:document-statistic meta:table-count="1" meta:image-count="1" meta:object-count="0" meta:page-count="2" meta:paragraph-count="21" meta:word-count="319" meta:character-count="2127" meta:non-whitespace-character-count="1829"/>
  </office:meta>
</office:document-meta>
</file>